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31a17"/>
    </style:style>
    <style:style style:name="P2" style:family="paragraph" style:parent-style-name="Heading_20_3">
      <style:text-properties style:use-window-font-color="true" loext:opacity="0%" fo:font-size="12pt" officeooo:paragraph-rsid="0013e0e3" style:font-size-asian="12pt" style:font-size-complex="12pt"/>
    </style:style>
    <style:style style:name="P3" style:family="paragraph" style:parent-style-name="Heading_20_3">
      <style:text-properties style:use-window-font-color="true" loext:opacity="0%" fo:font-size="12pt" officeooo:paragraph-rsid="00131a17" style:font-size-asian="12pt" style:font-size-complex="12pt"/>
    </style:style>
    <style:style style:name="P4" style:family="paragraph" style:parent-style-name="Heading_20_3">
      <style:text-properties style:use-window-font-color="true" loext:opacity="0%" officeooo:paragraph-rsid="00131a17"/>
    </style:style>
    <style:style style:name="P5" style:family="paragraph" style:parent-style-name="Standard">
      <style:text-properties fo:font-weight="bold" officeooo:rsid="00141521" officeooo:paragraph-rsid="00141521" style:font-weight-asian="bold" style:font-weight-complex="bold"/>
    </style:style>
    <style:style style:name="P6" style:family="paragraph" style:parent-style-name="Standard">
      <style:text-properties style:use-window-font-color="true" loext:opacity="0%" fo:font-size="12pt" style:font-size-asian="12pt" style:font-size-complex="12pt"/>
    </style:style>
    <style:style style:name="P7" style:family="paragraph" style:parent-style-name="Standard">
      <style:text-properties style:use-window-font-color="true" loext:opacity="0%" fo:font-size="12pt" officeooo:rsid="00131a17" officeooo:paragraph-rsid="00131a17" style:font-size-asian="12pt" style:font-size-complex="12pt"/>
    </style:style>
    <style:style style:name="P8" style:family="paragraph" style:parent-style-name="Standard">
      <style:text-properties style:use-window-font-color="true" loext:opacity="0%" fo:font-size="12pt" officeooo:paragraph-rsid="00131a17" style:font-size-asian="12pt" style:font-size-complex="12pt"/>
    </style:style>
    <style:style style:name="P9" style:family="paragraph" style:parent-style-name="Text_20_body">
      <style:text-properties fo:font-size="12pt" fo:font-weight="bold" officeooo:rsid="00131a17" officeooo:paragraph-rsid="00131a17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use-window-font-color="true" loext:opacity="0%" officeooo:rsid="0013e0e3" officeooo:paragraph-rsid="0013e0e3"/>
    </style:style>
    <style:style style:name="P11" style:family="paragraph" style:parent-style-name="Text_20_body">
      <style:text-properties style:use-window-font-color="true" loext:opacity="0%" fo:font-weight="bold" officeooo:rsid="0013e0e3" officeooo:paragraph-rsid="0013e0e3" style:font-weight-asian="bold" style:font-weight-complex="bold"/>
    </style:style>
    <style:style style:name="P12" style:family="paragraph" style:parent-style-name="Text_20_body">
      <style:text-properties style:use-window-font-color="true" loext:opacity="0%" fo:font-weight="bold" officeooo:rsid="0013e0e3" officeooo:paragraph-rsid="00141521" style:font-weight-asian="bold" style:font-weight-complex="bold"/>
    </style:style>
    <style:style style:name="P13" style:family="paragraph" style:parent-style-name="Text_20_body">
      <style:text-properties style:use-window-font-color="true" loext:opacity="0%" fo:font-weight="bold" officeooo:rsid="00141521" officeooo:paragraph-rsid="00141521" style:font-weight-asian="bold" style:font-weight-complex="bold"/>
    </style:style>
    <style:style style:name="P14" style:family="paragraph" style:parent-style-name="Text_20_body">
      <style:text-properties style:use-window-font-color="true" loext:opacity="0%" officeooo:paragraph-rsid="00131a17"/>
    </style:style>
    <style:style style:name="T1" style:family="text">
      <style:text-properties officeooo:rsid="00131a1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31a17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31a17" style:font-size-asian="12pt" style:font-weight-asian="normal" style:font-size-complex="12pt" style:font-weight-complex="normal"/>
    </style:style>
    <style:style style:name="T6" style:family="text">
      <style:text-properties fo:font-size="12pt" fo:font-weight="bold" officeooo:rsid="00131a17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1a17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1a17" style:font-weight-asian="bold" style:font-weight-complex="bold"/>
    </style:style>
    <style:style style:name="T11" style:family="text">
      <style:text-properties fo:color="#00a933" loext:opacity="100%" fo:font-size="12pt" fo:font-weight="bold" officeooo:rsid="00131a17" style:font-size-asian="12pt" style:font-weight-asian="bold" style:font-size-complex="12pt" style:font-weight-complex="bold"/>
    </style:style>
    <style:style style:name="T12" style:family="text">
      <style:text-properties fo:color="#00a933" loext:opacity="100%" fo:font-size="12pt" style:font-size-asian="12pt" style:font-size-complex="12pt"/>
    </style:style>
    <style:style style:name="T13" style:family="text">
      <style:text-properties fo:color="#00a933" loext:opacity="100%" fo:font-size="12pt" officeooo:rsid="00131a17" style:font-size-asian="12pt" style:font-size-complex="12pt"/>
    </style:style>
    <style:style style:name="T14" style:family="text">
      <style:text-properties style:use-window-font-color="true" loext:opacity="0%" fo:font-size="12pt" fo:font-weight="bold" officeooo:rsid="00131a17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2pt" style:font-size-asian="12pt" style:font-size-complex="12pt"/>
    </style:style>
    <style:style style:name="T16" style:family="text">
      <style:text-properties style:use-window-font-color="true" loext:opacity="0%" fo:font-size="12pt" officeooo:rsid="00131a17" style:font-size-asian="12pt" style:font-size-complex="12pt"/>
    </style:style>
    <style:style style:name="T17" style:family="text">
      <style:text-properties style:use-window-font-color="true" loext:opacity="0%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use-window-font-color="true" loext:opacity="0%" fo:font-size="12pt" fo:font-style="italic" officeooo:rsid="00131a17" style:font-size-asian="12pt" style:font-style-asian="italic" style:font-size-complex="12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">C</text:span><text:span text:style-name="T17">olinha</text:span><text:span text:style-name="T15"> dos versículos de base para refutações <text:s/>ao catolicismo</text:span></text:p>
      <text:p text:style-name="P5"><text:span text:style-name="T15"/></text:p>
      <text:p text:style-name="Standard"><text:span text:style-name="T14">João 1:12 – NVT</text:span><text:span text:style-name="T16"> “</text:span><text:span text:style-name="T15">Mas, a todos que creram nele e </text:span><text:span text:style-name="Emphasis"><text:span text:style-name="T15">o</text:span></text:span><text:span text:style-name="T15"> aceitaram, ele deu </text:span><text:span text:style-name="Emphasis"><text:span text:style-name="T15">o</text:span></text:span><text:span text:style-name="T15"> direito </text:span><text:span text:style-name="Emphasis"><text:span text:style-name="T15">de</text:span></text:span><text:span text:style-name="T15"> se tornarem filhos </text:span><text:span text:style-name="Emphasis"><text:span text:style-name="T15">de</text:span></text:span><text:span text:style-name="T15"> Deus.”</text:span></text:p>
      <text:p text:style-name="P6"/>
      <text:p text:style-name="Standard"><text:span text:style-name="T14">João 3:15 – NVT </text:span><text:span text:style-name="T16">“P</text:span><text:span text:style-name="T15">ara que todo </text:span><text:span text:style-name="Emphasis"><text:span text:style-name="T15">o</text:span></text:span><text:span text:style-name="T15"> que nele crer tenha a vida eterna.”</text:span></text:p>
      <text:p text:style-name="P7"/>
      <text:p text:style-name="P7"><text:span text:style-name="T9">João 3:16 – NVT</text:span> “Deus Amou tanto o mundo que Deus seu único filho para que todo aquele que nele crer não pereça mas tenha a vida eterna”</text:p>
      <text:p text:style-name="P8"/>
      <text:p text:style-name="P8"><text:span text:style-name="T10">Gálatas 5:6 – NVT</text:span><text:span text:style-name="T1"> “Pois, em Cristo Jesus, não há benefício algum em ser ou não circuncidado. O que importa é a fé que se expressa pelo amor.”</text:span></text:p>
      <text:h text:style-name="P2" text:outline-level="3"><text:span text:style-name="T10">Tiago 2:18 (NVT) </text:span><text:span text:style-name="T7">Mas alguém pode argumentar: “Uns têm fé; outros têm obras”. Mostre-me sua fé sem obras e eu, pelas minhas obras, lhe mostrarei minha fé! </text:span></text:h>
      <text:h text:style-name="P3" text:outline-level="3"><text:span text:style-name="T10">Romanos 11:6 (NVT) </text:span><text:span text:style-name="T8">“</text:span><text:span text:style-name="T7">E, se a escolha se dá pela graça de Deus, então não se baseia nas obras </text:span><text:span text:style-name="T8">D</text:span><text:span text:style-name="T7">eles, pois nesse caso a graça deixaria de ser o que verdadeiramente é, ou seja, gratuita e imerecida.” </text:span></text:h>
      <text:h text:style-name="P4" text:outline-level="3"><text:span text:style-name="T6">Efésios 2:9 (NVT) </text:span><text:span text:style-name="T4">Não é uma recompensa pela prática de boas obras, para que ninguém venha a se orgulhar. </text:span></text:h>
      <text:p text:style-name="P10"><text:span text:style-name="T4">=======================================================================</text:span></text:p>
      <text:p text:style-name="P11"><text:span text:style-name="T2">Isaías 42:8 (NVT)</text:span><text:span text:style-name="T4"> “Eu sou o Senhor; Este é meu nome! Não darei minha glória a ninguém, não repartirei meu louvor com ídolos esculpidos.”</text:span></text:p>
      <text:p text:style-name="P11"><text:span text:style-name="T2">Mateus 4:10 (NVT) </text:span><text:span text:style-name="T4">“Saia daqui, satanás!”, disse Jesus. “Pois as Escrituras dizem: ‘Adore o Senhor, seu Deus e sirva somente a ele’.”</text:span></text:p>
      <text:p text:style-name="P11"><text:span text:style-name="T4">=======================================================================</text:span></text:p>
      <text:p text:style-name="P11"><text:span text:style-name="T2">Êxodo 20:4-6 (NVT) </text:span><text:span text:style-name="T4">“Não faça para si espécie alguma de ídolo ou imagem de qualquer coisa no céu, na terra ou no mar. Não se curve diante deles nem os adore, pois eu, o Senhor, seu Deus, sou um Deus zeloso. Trago as consequências do pecado dos pais sobre os filhos até a terceira e quarta geração dos que me rejeitam, mas demonstro amor por até mil gerações dos que me amam e obedecem a meus mandamentos.”</text:span></text:p>
      <text:p text:style-name="P12"><text:span text:style-name="T4">=======================================================================</text:span></text:p>
      <text:p text:style-name="P13"><text:span text:style-name="T2">1 João 1:7 (NVT) “</text:span><text:span text:style-name="T4">Mas, se vivemos na luz, como Deus está na luz, temos comunhão uns com os outros, e o sangue de Jesus, seu Filho, nos purifica de </text:span><text:span text:style-name="T2">todo</text:span><text:span text:style-name="T4"> pecado.”</text:span></text:p>
      <text:p text:style-name="P14"><text:span text:style-name="T4"/></text:p>
      <text:h text:style-name="P1" text:outline-level="3"><text:span text:style-name="T4"/></text:h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4:40:31</meta:creation-date>
    <dc:date>2021-04-21T15:07:48.652000000</dc:date>
    <meta:editing-duration>PT5M15S</meta:editing-duration>
    <meta:editing-cycles>1</meta:editing-cycles>
    <meta:document-statistic meta:table-count="0" meta:image-count="0" meta:object-count="0" meta:page-count="1" meta:paragraph-count="15" meta:word-count="340" meta:character-count="2017" meta:non-whitespace-character-count="1684"/>
    <meta:generator>LibreOffice/7.1.2.2$Windows_X86_64 LibreOffice_project/8a45595d069ef5570103caea1b71cc9d82b2aae4</meta:generator>
  </office:meta>
</office:document-meta>
</file>